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P6" style:parent-style-name="Heading2" style:family="paragraph">
      <style:text-properties style:font-name-asian="Times New Roman"/>
    </style:style>
    <style:style style:name="T7" style:parent-style-name="bold" style:family="text">
      <style:text-properties fo:font-weight="bold" style:font-weight-asian="bold" style:font-weight-complex="bold"/>
    </style:style>
    <style:style style:name="T8" style:parent-style-name="emphasis" style:family="text">
      <style:text-properties fo:font-style="italic" style:font-style-asian="italic" style:font-style-complex="italic"/>
    </style:style>
    <style:style style:name="T9" style:parent-style-name="emphasis" style:family="text">
      <style:text-properties fo:font-style="italic" style:font-style-asian="italic" style:font-style-complex="italic"/>
    </style:style>
    <style:style style:name="T10" style:parent-style-name="emphasis" style:family="text">
      <style:text-properties fo:font-style="italic" style:font-style-asian="italic" style:font-style-complex="italic"/>
    </style:style>
    <style:style style:name="P11" style:parent-style-name="NormalWeb" style:family="paragraph"/>
    <style:style style:name="P12" style:parent-style-name="NormalWeb" style:family="paragraph"/>
    <style:style style:name="P13" style:parent-style-name="NormalWeb" style:family="paragraph"/>
    <style:style style:name="P14" style:parent-style-name="NormalWeb" style:family="paragraph"/>
    <style:style style:name="T15" style:parent-style-name="bold" style:family="text">
      <style:text-properties fo:font-weight="bold" style:font-weight-asian="bold" style:font-weight-complex="bold"/>
    </style:style>
    <style:style style:name="P16" style:parent-style-name="NormalWeb" style:family="paragraph"/>
    <style:style style:name="P17" style:parent-style-name="NormalWeb" style:family="paragraph"/>
    <style:style style:name="P18" style:parent-style-name="NormalWeb" style:family="paragraph"/>
    <style:style style:name="P19" style:parent-style-name="NormalWeb" style:family="paragraph"/>
    <style:style style:name="P20" style:parent-style-name="NormalWeb" style:family="paragraph"/>
    <style:style style:name="P21" style:parent-style-name="NormalWeb" style:family="paragraph"/>
    <style:style style:name="P22" style:parent-style-name="NormalWeb" style:family="paragraph"/>
    <style:style style:name="P23" style:parent-style-name="NormalWeb" style:family="paragraph"/>
    <style:style style:name="P24" style:parent-style-name="NormalWeb" style:family="paragraph"/>
    <style:style style:name="P25" style:parent-style-name="NormalWeb" style:family="paragraph"/>
    <style:style style:name="P26" style:parent-style-name="NormalWeb" style:family="paragraph"/>
    <style:style style:name="P27" style:parent-style-name="NormalWeb" style:family="paragraph"/>
    <style:style style:name="P28" style:parent-style-name="NormalWeb" style:family="paragraph"/>
    <style:style style:name="P29" style:parent-style-name="NormalWeb" style:family="paragraph"/>
    <style:style style:name="P30" style:parent-style-name="NormalWeb" style:family="paragraph"/>
    <style:style style:name="P31" style:parent-style-name="NormalWeb" style:family="paragraph"/>
    <style:style style:name="P32" style:parent-style-name="NormalWeb" style:family="paragraph"/>
    <style:style style:name="P33" style:parent-style-name="NormalWeb" style:family="paragraph"/>
    <style:style style:name="P34" style:parent-style-name="NormalWeb" style:family="paragraph"/>
    <style:style style:name="P35" style:parent-style-name="NormalWeb" style:family="paragraph"/>
    <style:style style:name="P36" style:parent-style-name="NormalWeb" style:family="paragraph"/>
    <style:style style:name="P37" style:parent-style-name="NormalWeb" style:family="paragraph"/>
    <style:style style:name="P38" style:parent-style-name="NormalWeb" style:family="paragraph"/>
    <style:style style:name="P39" style:parent-style-name="NormalWeb" style:family="paragraph"/>
    <style:style style:name="P40" style:parent-style-name="NormalWeb" style:family="paragraph"/>
    <style:style style:name="P41" style:parent-style-name="NormalWeb" style:family="paragraph"/>
    <style:style style:name="P42" style:parent-style-name="NormalWeb" style:family="paragraph"/>
    <style:style style:name="P43" style:parent-style-name="NormalWeb" style:family="paragraph"/>
    <style:style style:name="P44" style:parent-style-name="NormalWeb" style:family="paragraph"/>
    <style:style style:name="P45" style:parent-style-name="NormalWeb" style:family="paragraph"/>
    <style:style style:name="P46" style:parent-style-name="NormalWeb" style:family="paragraph"/>
    <style:style style:name="P47" style:parent-style-name="NormalWeb" style:family="paragraph"/>
    <style:style style:name="P48" style:parent-style-name="NormalWeb" style:family="paragraph"/>
    <style:style style:name="P49" style:parent-style-name="NormalWeb" style:family="paragraph"/>
    <style:style style:name="P50" style:parent-style-name="NormalWeb" style:family="paragraph"/>
    <style:style style:name="P51" style:parent-style-name="NormalWeb" style:family="paragraph"/>
    <style:style style:name="P52" style:parent-style-name="NormalWeb" style:family="paragraph"/>
    <style:style style:name="P53" style:parent-style-name="NormalWeb" style:family="paragraph"/>
    <style:style style:name="P54" style:parent-style-name="NormalWeb" style:family="paragraph"/>
    <style:style style:name="P55" style:parent-style-name="NormalWeb" style:family="paragraph"/>
    <style:style style:name="P56" style:parent-style-name="NormalWeb" style:family="paragraph"/>
    <style:style style:name="P57" style:parent-style-name="NormalWeb" style:family="paragraph"/>
    <style:style style:name="P58" style:parent-style-name="NormalWeb" style:family="paragraph"/>
    <style:style style:name="P59" style:parent-style-name="NormalWeb" style:family="paragraph"/>
    <style:style style:name="P60" style:parent-style-name="NormalWeb" style:family="paragraph"/>
    <style:style style:name="P61" style:parent-style-name="NormalWeb" style:family="paragraph"/>
    <style:style style:name="P62" style:parent-style-name="NormalWeb" style:family="paragraph"/>
    <style:style style:name="P63" style:parent-style-name="NormalWeb" style:family="paragraph"/>
    <style:style style:name="P64" style:parent-style-name="NormalWeb" style:family="paragraph"/>
    <style:style style:name="P65" style:parent-style-name="NormalWeb" style:family="paragraph"/>
    <style:style style:name="P66" style:parent-style-name="NormalWeb" style:family="paragraph"/>
    <style:style style:name="P67" style:parent-style-name="NormalWeb" style:family="paragraph"/>
    <style:style style:name="P68" style:parent-style-name="NormalWeb" style:family="paragraph"/>
    <style:style style:name="P69" style:parent-style-name="NormalWeb" style:family="paragraph"/>
    <style:style style:name="P70" style:parent-style-name="NormalWeb" style:family="paragraph"/>
    <style:style style:name="P71" style:parent-style-name="NormalWeb" style:family="paragraph"/>
    <style:style style:name="P72" style:parent-style-name="NormalWeb" style:family="paragraph"/>
    <style:style style:name="T73" style:parent-style-name="bold" style:family="text">
      <style:text-properties fo:font-weight="bold" style:font-weight-asian="bold" style:font-weight-complex="bold"/>
    </style:style>
    <style:style style:name="P74" style:parent-style-name="NormalWeb" style:family="paragraph"/>
    <style:style style:name="P75" style:parent-style-name="NormalWeb" style:family="paragraph"/>
    <style:style style:name="P76" style:parent-style-name="NormalWeb" style:family="paragraph"/>
    <style:style style:name="P77" style:parent-style-name="NormalWeb" style:family="paragraph"/>
    <style:style style:name="P78" style:parent-style-name="NormalWeb" style:family="paragraph"/>
    <style:style style:name="P79" style:parent-style-name="NormalWeb" style:family="paragraph"/>
    <style:style style:name="P80" style:parent-style-name="NormalWeb" style:family="paragraph"/>
    <style:style style:name="P81" style:parent-style-name="NormalWeb" style:family="paragraph"/>
    <style:style style:name="P82" style:parent-style-name="NormalWeb" style:family="paragraph"/>
    <style:style style:name="P83" style:parent-style-name="NormalWeb" style:family="paragraph"/>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Exam - Introduction</text:span></text:a></text:p>
      <text:h text:style-name="P6" text:outline-level="2"><text:bookmark-start text:name="AEN6"/>1. Exam - Introduction<text:bookmark-end text:name="AEN6"/></text:h>
      <text:p text:style-name="NormalWeb"><text:span text:style-name="T7">Survivability Is an enterprise-wide concern</text:span></text:p>
      <text:p text:style-name="NormalWeb">Overview: These are the exam questions for Principle 1: Survivability Is an Enterprise-Wide Concern.</text:p>
      <text:p text:style-name="NormalWeb">Answer the following questions based on this scenario:</text:p>
      <text:p text:style-name="NormalWeb"><text:span text:style-name="T8">You are the IT manager at XYZ Corporation. Your staff is responsible for maintaining the corporate n</text:span><text:span text:style-name="T9">etwork infrastructure (routers, switches, external network connectivity, etc.). You have started an initiative to increase survivability of the IT infrastructure. Your boss, the CIO, says "I thought we had a firewall and intrusion detection system. Why do<text:s/></text:span><text:span text:style-name="T10">we need any other security stuff?"</text:span></text:p>
      <text:list text:style-name="LFO1" text:continue-numbering="true">
        <text:list-item>
          <text:p text:style-name="P11">How would you describe the difference between survivability and security to the CIO?</text:p>
        </text:list-item>
        <text:list-item>
          <text:p text:style-name="P12">The CIO says that security is an overhead expense that he cannot afford. Therefore, your initiative for survivability will effectively go nowhere since there will be no funding for it. What would you tell the CIO about the costs of survivability verses security?</text:p>
        </text:list-item>
        <text:list-item>
          <text:p text:style-name="P13">What does the "layered approach" to survivability mean?</text:p>
        </text:list-item>
        <text:list-item>
          <text:p text:style-name="P14">Give a non-IT example of a layered approach to survivability and describe<text:s/>the layers and how they work together.</text:p>
        </text:list-item>
      </text:list>
      <text:p text:style-name="NormalWeb"><text:span text:style-name="T15">Multiple Choices:</text:span><text:s/>Circle the best choice(s) to answer each of the following questions according to the information given in Principles:</text:p>
      <text:list text:style-name="LFO2" text:continue-numbering="true">
        <text:list-item>
          <text:p text:style-name="P16">Which of the following groups should be concerned with system survivability?</text:p>
          <text:list text:continue-numbering="true">
            <text:list-item>
              <text:p text:style-name="P17">Security experts</text:p>
            </text:list-item>
            <text:list-item>
              <text:p text:style-name="P18">Top level management</text:p>
            </text:list-item>
            <text:list-item>
              <text:p text:style-name="P19">Risk management staff</text:p>
            </text:list-item>
            <text:list-item>
              <text:p text:style-name="P20">System Administrators</text:p>
            </text:list-item>
            <text:list-item>
              <text:p text:style-name="P21">End users</text:p>
            </text:list-item>
          </text:list>
        </text:list-item>
        <text:list-item>
          <text:p text:style-name="P22">Which of the following are characteristics of traditional computer security?</text:p>
          <text:list text:continue-numbering="true">
            <text:list-item>
              <text:p text:style-name="P23">Focus on continuity of operations</text:p>
            </text:list-item>
            <text:list-item>
              <text:p text:style-name="P24">Systems are under central administrative control</text:p>
            </text:list-item>
            <text:list-item>
              <text:p text:style-name="P25">Consider security cost an overhead expense</text:p>
            </text:list-item>
            <text:list-item>
              <text:p text:style-name="P26">View security as part of enterprise risk management</text:p>
            </text:list-item>
            <text:list-item>
              <text:p text:style-name="P27">Protect system components as the primary mission</text:p>
            </text:list-item>
          </text:list>
        </text:list-item>
        <text:list-item>
          <text:p text:style-name="P28">A fundamental assumption to the concept of survivability is that</text:p>
          <text:list text:continue-numbering="true">
            <text:list-item>
              <text:p text:style-name="P29">Technology based solutions are necessary for handling<text:s/>attacks, accidents, or failures.</text:p>
            </text:list-item>
            <text:list-item>
              <text:p text:style-name="P30">Secured systems are always capable of surviving attacks, accidents, or failures.</text:p>
            </text:list-item>
            <text:list-item>
              <text:p text:style-name="P31">No system is totally immune to attacks, accidents, or failures.</text:p>
            </text:list-item>
            <text:list-item>
              <text:p text:style-name="P32">Firewall is the best way to help a system survive attacks, accidents, or failures.</text:p>
            </text:list-item>
          </text:list>
        </text:list-item>
        <text:list-item>
          <text:p text:style-name="P33">Compared with "bounded" network systems, "unbounded" network systems have</text:p>
          <text:list text:continue-numbering="true">
            <text:list-item>
              <text:p text:style-name="P34">more central organizational control</text:p>
            </text:list-item>
            <text:list-item>
              <text:p text:style-name="P35">less visibility to systems and users</text:p>
            </text:list-item>
            <text:list-item>
              <text:p text:style-name="P36">clear distinction between<text:s/>system insiders and outsiders</text:p>
            </text:list-item>
            <text:list-item>
              <text:p text:style-name="P37">well-defined geographic, legal, and technological boundaries</text:p>
            </text:list-item>
            <text:list-item>
              <text:p text:style-name="P38">more shared and uncertain tasks for system administrators</text:p>
            </text:list-item>
          </text:list>
        </text:list-item>
        <text:list-item>
          <text:p text:style-name="P39">Which of the following are key properties for a survivable system to maintain its capability to deliver essential services?</text:p>
          <text:list text:continue-numbering="true">
            <text:list-item>
              <text:p text:style-name="P40">Recover of essential services in the wake of an attack</text:p>
            </text:list-item>
            <text:list-item>
              <text:p text:style-name="P41">Detect and evaluate attacks and intrusions</text:p>
            </text:list-item>
            <text:list-item>
              <text:p text:style-name="P42">Repel and resist attacks</text:p>
            </text:list-item>
            <text:list-item>
              <text:p text:style-name="P43">Prevent any future attacks from happening</text:p>
            </text:list-item>
          </text:list>
        </text:list-item>
        <text:list-item>
          <text:p text:style-name="P44">Which of the following are example items of information asset?</text:p>
          <text:list text:continue-numbering="true">
            <text:list-item>
              <text:p text:style-name="P45">Hard copy documents</text:p>
            </text:list-item>
            <text:list-item>
              <text:p text:style-name="P46">Banking transactions stored on tapes</text:p>
            </text:list-item>
            <text:list-item>
              <text:p text:style-name="P47">Customer addresses stored on a network drive</text:p>
            </text:list-item>
            <text:list-item>
              <text:p text:style-name="P48">Flat panel LCD monitor</text:p>
            </text:list-item>
            <text:list-item>
              <text:p text:style-name="P49">Wireless email traveling in the air</text:p>
            </text:list-item>
          </text:list>
        </text:list-item>
        <text:list-item>
          <text:p text:style-name="P50">Employment of user access controls in a network system belongs to what type of information asset protection strategy?</text:p>
          <text:list text:continue-numbering="true">
            <text:list-item>
              <text:p text:style-name="P51">Avoidance</text:p>
            </text:list-item>
            <text:list-item>
              <text:p text:style-name="P52">Prevention</text:p>
            </text:list-item>
            <text:list-item>
              <text:p text:style-name="P53">Detection</text:p>
            </text:list-item>
            <text:list-item>
              <text:p text:style-name="P54">Recovery</text:p>
            </text:list-item>
          </text:list>
        </text:list-item>
        <text:list-item>
          <text:p text:style-name="P55">Which of the following are threats or risks to critical information assets?</text:p>
          <text:list text:continue-numbering="true">
            <text:list-item>
              <text:p text:style-name="P56">Disclosure of the information</text:p>
            </text:list-item>
            <text:list-item>
              <text:p text:style-name="P57">Transmission of the information</text:p>
            </text:list-item>
            <text:list-item>
              <text:p text:style-name="P58">Modification of the information</text:p>
            </text:list-item>
            <text:list-item>
              <text:p text:style-name="P59">Theft or interruption of the information</text:p>
            </text:list-item>
            <text:list-item>
              <text:p text:style-name="P60">Encryption of the information</text:p>
            </text:list-item>
          </text:list>
        </text:list-item>
        <text:list-item>
          <text:p text:style-name="P61">Which of the following are examples of system vulnerabilities?</text:p>
          <text:list text:continue-numbering="true">
            <text:list-item>
              <text:p text:style-name="P62">Viruses and worms</text:p>
            </text:list-item>
            <text:list-item>
              <text:p text:style-name="P63">Buffer overflows</text:p>
            </text:list-item>
            <text:list-item>
              <text:p text:style-name="P64">Denial of service</text:p>
            </text:list-item>
            <text:list-item>
              <text:p text:style-name="P65">Lack of documentation</text:p>
            </text:list-item>
            <text:list-item>
              <text:p text:style-name="P66">Network sniffing</text:p>
            </text:list-item>
          </text:list>
        </text:list-item>
        <text:list-item>
          <text:p text:style-name="P67">Which of following are possible means that can be exploited by intruders?</text:p>
          <text:list text:continue-numbering="true">
            <text:list-item>
              <text:p text:style-name="P68">Software tools</text:p>
            </text:list-item>
            <text:list-item>
              <text:p text:style-name="P69">Internet chat rooms</text:p>
            </text:list-item>
            <text:list-item>
              <text:p text:style-name="P70">Mailing lists</text:p>
            </text:list-item>
            <text:list-item>
              <text:p text:style-name="P71">System information</text:p>
            </text:list-item>
            <text:list-item>
              <text:p text:style-name="P72">Social engineering</text:p>
            </text:list-item>
          </text:list>
        </text:list-item>
      </text:list>
      <text:p text:style-name="NormalWeb"><text:span text:style-name="T73">Fill in Blanks:</text:span><text:s/>Fill in the blank(s) in each of the following statements with key words using the information given in Principle 1.</text:p>
      <text:list text:style-name="LFO3" text:continue-numbering="true">
        <text:list-item>
          <text:p text:style-name="P74">Survivability refers to the capability of a system to ________________________, ________________________, in the presence of attacks, failures, and accidents.</text:p>
        </text:list-item>
        <text:list-item>
          <text:p text:style-name="P75">In the light of survivability, systems are seen as _______________, ________________, with<text:s/>_________________ administrative control.</text:p>
        </text:list-item>
        <text:list-item>
          <text:p text:style-name="P76">Unbounded network systems with connections to the Internet are subject to increased ________________________ that impact their survivability.</text:p>
        </text:list-item>
        <text:list-item>
          <text:p text:style-name="P77">The capability of a system to maintain essential properties, such as specified levels of _______, _________________, _______________, and other quality attributes, is critical to the delivery of essential services.</text:p>
        </text:list-item>
        <text:list-item>
          <text:p text:style-name="P78">Information assets categories include ___________, _________, __________, and _________.</text:p>
        </text:list-item>
        <text:list-item>
          <text:p text:style-name="P79">A comprehensive approach to implementing and sustaining information security can include these strategies and practices: _______________, _______________, _______________, ____________________, _________________, ________________.</text:p>
        </text:list-item>
        <text:list-item>
          <text:p text:style-name="P80">Vulnerability is defined as _____________________________ of a safeguard.</text:p>
        </text:list-item>
        <text:list-item>
          <text:p text:style-name="P81">Crackers are individuals who attempt to ___________________________________________.</text:p>
        </text:list-item>
        <text:list-item>
          <text:p text:style-name="P82">Hackers are individuals who are more interested in probing systems and networks for their own ________________________ rather than actually causing harm.</text:p>
        </text:list-item>
        <text:list-item>
          <text:p text:style-name="P83">Script kiddies are ________________ who use sophisticated tools available to break into computer systems although they lack the knowledge to craft the tools themselve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0-07-15T05:32:00Z</meta:creation-date>
    <dc:date>2010-07-15T05:32:00Z</dc:date>
    <meta:template xlink:href="Normal.dotm" xlink:type="simple"/>
    <meta:editing-cycles>2</meta:editing-cycles>
    <meta:editing-duration>PT60S</meta:editing-duration>
    <meta:document-statistic meta:page-count="2" meta:paragraph-count="11" meta:word-count="828" meta:character-count="5539" meta:row-count="39" meta:non-whitespace-character-count="4722"/>
  </office:meta>
</office:document-meta>
</file>